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158466" loext:opacity="100%" style:font-name="Bahnschrift SemiLight"/>
    </style:style>
    <style:style style:name="P2" style:family="paragraph" style:parent-style-name="Standard">
      <style:text-properties style:font-name="Bahnschrift SemiLight"/>
    </style:style>
    <style:style style:name="P3" style:family="paragraph" style:parent-style-name="Standard">
      <style:text-properties style:font-name="Bahnschrift SemiLight"/>
    </style:style>
    <style:style style:name="P4" style:family="paragraph" style:parent-style-name="Standard">
      <style:text-properties style:font-name="Bahnschrift SemiLight" officeooo:paragraph-rsid="00077176"/>
    </style:style>
    <style:style style:name="P5" style:family="paragraph" style:parent-style-name="Standard">
      <style:text-properties style:font-name="Bahnschrift SemiLight" officeooo:rsid="0009322f" officeooo:paragraph-rsid="0009322f"/>
    </style:style>
    <style:style style:name="P6" style:family="paragraph" style:parent-style-name="Standard">
      <style:text-properties style:font-name="Bahnschrift SemiLight" officeooo:rsid="0009322f" officeooo:paragraph-rsid="000a1306"/>
    </style:style>
    <style:style style:name="P7" style:family="paragraph" style:parent-style-name="Standard">
      <style:text-properties style:font-name="Bahnschrift SemiLight" officeooo:rsid="0009322f" officeooo:paragraph-rsid="00125cc5"/>
    </style:style>
    <style:style style:name="P8" style:family="paragraph" style:parent-style-name="Standard">
      <style:text-properties style:font-name="Bahnschrift SemiLight" officeooo:paragraph-rsid="0009322f"/>
    </style:style>
    <style:style style:name="P9" style:family="paragraph" style:parent-style-name="Standard">
      <style:text-properties style:font-name="Bahnschrift SemiLight" officeooo:paragraph-rsid="000a1306"/>
    </style:style>
    <style:style style:name="P10" style:family="paragraph" style:parent-style-name="Standard">
      <style:text-properties style:font-name="Bahnschrift SemiLight" officeooo:paragraph-rsid="000bd33e"/>
    </style:style>
    <style:style style:name="P11" style:family="paragraph" style:parent-style-name="Standard">
      <style:text-properties style:font-name="Bahnschrift SemiLight" officeooo:paragraph-rsid="00125cc5"/>
    </style:style>
    <style:style style:name="P12" style:family="paragraph" style:parent-style-name="Standard">
      <style:text-properties fo:color="#158466" loext:opacity="100%" style:font-name="Bahnschrift SemiLight" officeooo:rsid="0009322f" officeooo:paragraph-rsid="0009322f"/>
    </style:style>
    <style:style style:name="P13" style:family="paragraph" style:parent-style-name="Standard">
      <style:text-properties fo:color="#158466" loext:opacity="100%" style:font-name="Bahnschrift SemiLight" officeooo:rsid="0009322f" officeooo:paragraph-rsid="000a1306"/>
    </style:style>
    <style:style style:name="P14" style:family="paragraph" style:parent-style-name="Standard">
      <style:text-properties fo:color="#158466" loext:opacity="100%" style:font-name="Bahnschrift SemiLight" officeooo:rsid="0009322f" officeooo:paragraph-rsid="00125cc5"/>
    </style:style>
    <style:style style:name="P15" style:family="paragraph" style:parent-style-name="Standard">
      <style:text-properties fo:color="#158466" loext:opacity="100%" style:font-name="Bahnschrift SemiLight" officeooo:paragraph-rsid="000a1306"/>
    </style:style>
    <style:style style:name="P16" style:family="paragraph" style:parent-style-name="Standard">
      <style:text-properties style:use-window-font-color="true" loext:opacity="0%" style:font-name="Bahnschrift SemiLight" officeooo:paragraph-rsid="0009322f"/>
    </style:style>
    <style:style style:name="P17" style:family="paragraph" style:parent-style-name="Standard">
      <style:paragraph-properties fo:break-before="page"/>
      <style:text-properties style:use-window-font-color="true" loext:opacity="0%" style:font-name="Bahnschrift SemiLight" officeooo:paragraph-rsid="0009322f"/>
    </style:style>
    <style:style style:name="P18" style:family="paragraph" style:parent-style-name="Standard">
      <style:text-properties style:use-window-font-color="true" loext:opacity="0%" style:font-name="Bahnschrift SemiLight" officeooo:rsid="0009322f" officeooo:paragraph-rsid="0009322f"/>
    </style:style>
    <style:style style:name="P19" style:family="paragraph" style:parent-style-name="Standard">
      <style:text-properties style:use-window-font-color="true" loext:opacity="0%" style:font-name="Bahnschrift SemiLight" officeooo:rsid="0009322f" officeooo:paragraph-rsid="000a1306"/>
    </style:style>
    <style:style style:name="P20" style:family="paragraph" style:parent-style-name="Standard">
      <style:text-properties fo:color="#00a933" loext:opacity="100%" style:font-name="Bahnschrift SemiLight"/>
    </style:style>
    <style:style style:name="T1" style:family="text">
      <style:text-properties officeooo:rsid="0003d021"/>
    </style:style>
    <style:style style:name="T2" style:family="text">
      <style:text-properties officeooo:rsid="00042d91"/>
    </style:style>
    <style:style style:name="T3" style:family="text">
      <style:text-properties fo:color="#158466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042d91"/>
    </style:style>
    <style:style style:name="T6" style:family="text">
      <style:text-properties style:use-window-font-color="true" loext:opacity="0%" officeooo:rsid="000a1306"/>
    </style:style>
    <style:style style:name="T7" style:family="text">
      <style:text-properties style:use-window-font-color="true" loext:opacity="0%" officeooo:rsid="000bd33e"/>
    </style:style>
    <style:style style:name="T8" style:family="text">
      <style:text-properties style:use-window-font-color="true" loext:opacity="0%" officeooo:rsid="000e858d"/>
    </style:style>
    <style:style style:name="T9" style:family="text">
      <style:text-properties officeooo:rsid="0008f852"/>
    </style:style>
    <style:style style:name="T10" style:family="text">
      <style:text-properties officeooo:rsid="0009322f"/>
    </style:style>
    <style:style style:name="T11" style:family="text">
      <style:text-properties officeooo:rsid="000a1306"/>
    </style:style>
    <style:style style:name="T12" style:family="text">
      <style:text-properties officeooo:rsid="000e858d"/>
    </style:style>
    <style:style style:name="T13" style:family="text">
      <style:text-properties officeooo:rsid="000f9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9">. La función de los métodos <text:span text:style-name="T13">en una clase </text:span>consiste en:</text:p>
      <text:p text:style-name="P9"/>
      <text:p text:style-name="P9">a) <text:span text:style-name="T12">C</text:span>rear o destruir objetos</text:p>
      <text:p text:style-name="P15">b) Definir el comportamiento de un objeto</text:p>
      <text:p text:style-name="P9">c) <text:span text:style-name="T12">Establecer normas de comportamiento de otras clases</text:span></text:p>
      <text:p text:style-name="P9">d) Importar atributos de otras clases</text:p>
      <text:p text:style-name="P2"/>
      <text:p text:style-name="P2"/>
      <text:p text:style-name="P2">. <text:span text:style-name="T2">La sobrecarga de métodos:</text:span></text:p>
      <text:p text:style-name="P2"/>
      <text:p text:style-name="P10">a) <text:span text:style-name="T5">Permite </text:span><text:span text:style-name="T7">crear un método nuevo </text:span><text:span text:style-name="T8">con parámetros de otro método y destruye el anterior</text:span></text:p>
      <text:p text:style-name="P1">b) <text:span text:style-name="T2">Permite declarar en una misma clase varias versiones de métodos con mismo nombre</text:span></text:p>
      <text:p text:style-name="P16">c) <text:span text:style-name="T2">Permite declarar </text:span><text:span text:style-name="T10">mismas</text:span><text:span text:style-name="T2"> de</text:span><text:span text:style-name="T9"> constructores</text:span><text:span text:style-name="T2"> con </text:span><text:span text:style-name="T10">distinto</text:span><text:span text:style-name="T2"> nombre</text:span></text:p>
      <text:p text:style-name="P10">d) <text:span text:style-name="T5">Permite declarar en una </text:span><text:span text:style-name="T8">varias</text:span><text:span text:style-name="T5"> clase</text:span><text:span text:style-name="T8">s</text:span><text:span text:style-name="T5"> versiones de métodos con mismo nombre</text:span></text:p>
      <text:p text:style-name="P20"/>
      <text:p text:style-name="P2"/>
      <text:p text:style-name="P2">. <text:span text:style-name="T10">Las relaciones de clientela:</text:span></text:p>
      <text:p text:style-name="P2"/>
      <text:p text:style-name="P6">a) <text:span text:style-name="T4">Una clase comparte características con </text:span><text:span text:style-name="T6">otra clase</text:span></text:p>
      <text:p text:style-name="P5">b) Los atributos de una clase son objetos de otra clase</text:p>
      <text:p text:style-name="P12">c) Una clase utiliza objetos de otras clases</text:p>
      <text:p text:style-name="P5">d) Una clase se define en el interior de otra clase</text:p>
      <text:p text:style-name="P5"/>
      <text:p text:style-name="P5"/>
      <text:p text:style-name="P8">. <text:span text:style-name="T10">Las relaciones de </text:span><text:span text:style-name="T11">composición</text:span><text:span text:style-name="T10">:</text:span></text:p>
      <text:p text:style-name="P5"/>
      <text:p text:style-name="P12"><text:span text:style-name="T11">a</text:span>) Los atributos de una clase son objetos de otra clase</text:p>
      <text:p text:style-name="P18"><text:span text:style-name="T11">b</text:span>) Una clase se define en el interior de otra clase</text:p>
      <text:p text:style-name="P19">c) Una clase utiliza objetos de otras clases</text:p>
      <text:p text:style-name="P19"><text:span text:style-name="T11">d</text:span>) Una clase comparte características con <text:span text:style-name="T11">otra clase</text:span></text:p>
      <text:p text:style-name="P18"/>
      <text:p text:style-name="P18"/>
      <text:p text:style-name="P16">. <text:span text:style-name="T10">Las relaciones de </text:span><text:span text:style-name="T11">anidamiento</text:span><text:span text:style-name="T10">:</text:span></text:p>
      <text:p text:style-name="P16"/>
      <text:p text:style-name="P19"><text:span text:style-name="T11">a</text:span>) Una clase utiliza objetos de otras clases</text:p>
      <text:p text:style-name="P19"><text:span text:style-name="T11">b</text:span>) Una clase comparte características con <text:span text:style-name="T11">otra clase</text:span></text:p>
      <text:p text:style-name="P18"><text:span text:style-name="T11">c</text:span>) Los atributos de una clase son objetos de otra clase</text:p>
      <text:p text:style-name="P13">d) Una clase se define en el interior de otra clase</text:p>
      <text:p text:style-name="P18"/>
      <text:p text:style-name="P18"/>
      <text:p text:style-name="P16"/>
      <text:p text:style-name="P17"/>
      <text:p text:style-name="P16"/>
      <text:p text:style-name="P16">. <text:span text:style-name="T10">Las relaciones de </text:span><text:span text:style-name="T11">herencia</text:span><text:span text:style-name="T10">:</text:span></text:p>
      <text:p text:style-name="P16"/>
      <text:p text:style-name="P13">a) Una clase comparte características con <text:span text:style-name="T11">otra clase extendiendo sus funcionalidades</text:span></text:p>
      <text:p text:style-name="P18"><text:span text:style-name="T11">b</text:span>) Una clase utiliza objetos de otras clases</text:p>
      <text:p text:style-name="P19"><text:span text:style-name="T11">c</text:span>) Los atributos de una clase son objetos de otra clase</text:p>
      <text:p text:style-name="P18">d) Una clase se define en el interior de otra clase</text:p>
      <text:p text:style-name="P5"/>
      <text:p text:style-name="P5"/>
      <text:p text:style-name="P8">5. <text:span text:style-name="T10">Las relaciones de clientela:</text:span></text:p>
      <text:p text:style-name="P8"/>
      <text:p text:style-name="P5">a) Una clase comparte caracteristicas con</text:p>
      <text:p text:style-name="P5">b) Los atributos de una clase son objetos de otra clase</text:p>
      <text:p text:style-name="P12">c) Una clase utiliza objetos de otras clases</text:p>
      <text:p text:style-name="P5">d) Una clase se define en el interior de otra clase</text:p>
      <text:p text:style-name="P2"/>
      <text:p text:style-name="P2">6. En el caso de que no se cree un constructor:</text:p>
      <text:p text:style-name="P2"/>
      <text:p text:style-name="P2">a) El programa da error de compilación</text:p>
      <text:p text:style-name="P2">b) El programa pide que se introdu<text:span text:style-name="T1">z</text:span>can parámetros</text:p>
      <text:p text:style-name="P1">c) Se construye una clase con parámetros predeterminados</text:p>
      <text:p text:style-name="P2">d) La clase se construye con parámetros aleatorios</text:p>
      <text:p text:style-name="P2"/>
      <text:p text:style-name="P2"/>
      <text:p text:style-name="P4">3. <text:s/>El modificador de acceso de un atributo "protected":</text:p>
      <text:p text:style-name="P4"/>
      <text:p text:style-name="P4">a) Solo permite paquetes externos el acceso al atributo</text:p>
      <text:p text:style-name="P4">b) Permite a cualquier clase tener acceso a ese atributo</text:p>
      <text:p text:style-name="P4">c) Mantiene el atributo oculto de todas las subclases</text:p>
      <text:p text:style-name="P4"><text:span text:style-name="T3">d) Solo permite a clases y subclases del mismo paquete</text:span></text:p>
      <text:p text:style-name="P4"><text:span text:style-name="T3"/></text:p>
      <text:p text:style-name="P4"><text:span text:style-name="T3"/></text:p>
      <text:p text:style-name="P11">5. <text:span text:style-name="T10">Las relaciones de clientela:</text:span></text:p>
      <text:p text:style-name="P11"/>
      <text:p text:style-name="P7">a) Una clase comparte caracteristicas con</text:p>
      <text:p text:style-name="P7">b) Los atributos de una clase son objetos de otra clase</text:p>
      <text:p text:style-name="P14">c) Una clase utiliza objetos de otras clases</text:p>
      <text:p text:style-name="P7"><text:span text:style-name="T3">d) Una clase se define en el interior de otra cla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00:31:56.481000000</dc:date>
    <meta:editing-duration>PT57M43S</meta:editing-duration>
    <meta:editing-cycles>9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0" meta:word-count="439" meta:character-count="2469" meta:non-whitespace-character-count="2079"/>
  </office:meta>
</office:document-meta>
</file>